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7-04_07-59-40_000.jpg</text:p>
          </table:table-cell>
          <table:table-cell table:style-name="ce26" office:value-type="string">
            <text:p>:m :th,mysl / topic=~ / content=「宇治拾遺」とて何とて：百姓の助けに関わりの無きこと：要なし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th,mysl / topic=~ / content=「宇治拾遺」とて何とて：百姓の助けに関わりの無きこと：要なし,id=~,other=~ / lang=ja">
            <text:p>:m :th,mysl / topic=~ / content=「宇治拾遺」とて何とて：百姓の助けに関わりの無きこと：要なし,id=~,other=~ / lang=ja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0" office:value-type="string">
            <text:p>2023-07-04_15-43-54_000.jpg</text:p>
          </table:table-cell>
          <table:table-cell table:style-name="ce26" office:value-type="string">
            <text:p>:m #*# RES / JVEMV6 64#295_oonin_gunsho / 『群書類従　第二十輯』「応仁記」 著者=続群書類従完成会、発行,校注=~ / p.357 / w=,topic=~,publisher=~,other=map+:長浜市；memo+:系図：足利義政、足利義視；memo+:山名宗全；memo+:細川勝元；ske+:鑑真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5">
            <text:p>15</text:p>
          </table:table-cell>
          <table:table-cell table:style-name="ce18" office:value-type="string">
            <text:p>2023-07-04_17-08-48_000.jpg</text:p>
          </table:table-cell>
          <table:table-cell table:style-name="ce26" office:value-type="string">
            <text:p>:m 1*1 RES / JVEMV6 64#268_hattatsu_sakakihara / 『脳科学と発達障害』 著者=榊原洋一,校注=~ / p.147 / w=,topic=,publisher=~,other=memo+:内側前頭前野；memo+:HVA（ホモバニリン酸）；memo+:HIA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VIDEO / @自室 / 記録 / jap.flute / 演奏、play / R=1 / genre=teq,for=trill,file-piece-id=~,memo=~,session=hour-18,recording-id=~,other=~ / follow+">
            <text:p>:VIDEO / @自室 / 記録 / jap.flute / 演奏、play / R=1 / genre=teq,for=trill,file-piece-id=~,memo=~,session=hour-18,recording-id=~,other=~ / follow+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string">
            <text:p>2023-07-03_18-44-45_000.mp4</text:p>
          </table:table-cell>
          <table:table-cell table:style-name="ce26" office:value-type="string">
            <text:p>:VIDEO / @自室 / 記録 / jap.flute / 演奏、play / R=1 / genre=melody:和調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VIDEO / @自室 / 記録 / jap.flute / 演奏、play / R=1 / genre=melody:和調,for=~,file-piece-id=~,memo=~,session=hour-18,recording-id=~,other=~ / follow+">
            <text:p>:VIDEO / @自室 / 記録 / jap.flute / 演奏、play / R=1 / genre=melody:和調,for=~,file-piece-id=~,memo=~,session=hour-18,recording-id=~,other=~ / follow+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7-03_18-48-23_000.mp4</text:p>
          </table:table-cell>
          <table:table-cell table:style-name="ce26" office:value-type="string">
            <text:p>:VIDEO / @自室 / 記録 / jap.flute / 演奏、play / R=1 / genre=teq,for=trill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VIDEO / @自室 / 記録 / jap.flute / 演奏、play / R=1 / genre=teq,for=trill,file-piece-id=~,memo=~,session=hour-18,recording-id=~,other=~ / follow+">
            <text:p>:VIDEO / @自室 / 記録 / jap.flute / 演奏、play / R=1 / genre=teq,for=trill,file-piece-id=~,memo=~,session=hour-18,recording-id=~,other=~ / follow+</text:p>
          </table:table-cell>
          <table:table-cell table:style-name="ce10" table:formula="of:=RIGHT([.B6];[.K6])" office:value-type="string" office:string-value="mp4">
            <text:p>mp4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string">
            <text:p>2023-07-03_18-47-13_000.mp4</text:p>
          </table:table-cell>
          <table:table-cell table:style-name="ce26" office:value-type="string">
            <text:p>:VIDEO / @自室 / 記録 / jap.flute / 演奏、play / R=2 / genre=melody:和調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2 / genre=melody:和調,for=~,file-piece-id=~,memo=~,session=hour-18,recording-id=~,other=~ / follow+">
            <text:p>:VIDEO / @自室 / 記録 / jap.flute / 演奏、play / R=2 / genre=melody:和調,for=~,file-piece-id=~,memo=~,session=hour-18,recording-id=~,other=~ / follow+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2023-07-03_18-50-39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2023-07-03_21-01-39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7-03_21-01-4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7-03_21-08-24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7" office:value-type="float" office:value="8">
            <text:p>8</text:p>
          </table:table-cell>
          <table:table-cell table:style-name="ce18" office:value-type="string">
            <text:p>2023-07-04_02-13-1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7-04_02-26-51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寝た時刻 / 2023">
            <text:p>:m :PHOTO 寝た時刻 / 2023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7-04_07-46-5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7" office:value-type="string">
            <text:p>2023-07-04_07-47-10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7-04_12-46-3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2023/07/04</text:date>, <text:time>17:30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4T17:30:33.92</dc:date>
    <dc:creator>岩淵 謙</dc:creator>
    <meta:editing-duration>P57DT11H57M21S</meta:editing-duration>
    <meta:editing-cycles>19015</meta:editing-cycles>
    <meta:document-statistic meta:table-count="2" meta:cell-count="926" meta:object-count="0"/>
    <meta:user-defined meta:name="qrichtext">1</meta:user-defined>
  </office:meta>
</office:document-meta>
</file>